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10.797cm" table:align="margins" style:writing-mode="lr-tb"/>
    </style:style>
    <style:style style:name="Tabulka2.A" style:family="table-column">
      <style:table-column-properties style:column-width="1.799cm" style:rel-column-width="10926*"/>
    </style:style>
    <style:style style:name="Tabulka2.B" style:family="table-column">
      <style:table-column-properties style:column-width="1.649cm" style:rel-column-width="10015*"/>
    </style:style>
    <style:style style:name="Tabulka2.F" style:family="table-column">
      <style:table-column-properties style:column-width="2.397cm" style:rel-column-width="14549*"/>
    </style:style>
    <style:style style:name="Tabulka2.A1" style:family="table-cell">
      <style:table-cell-properties style:border-line-width-top="0.018cm 0.018cm 0.018cm" fo:padding="0.097cm" fo:border-left="none" fo:border-right="none" fo:border-top="1.5pt double #000000" fo:border-bottom="none"/>
    </style:style>
    <style:style style:name="Tabulka2.A2" style:family="table-cell">
      <style:table-cell-properties fo:padding="0.097cm" fo:border-left="none" fo:border-right="none" fo:border-top="0.05pt solid #000000" fo:border-bottom="none"/>
    </style:style>
    <style:style style:name="Tabulka2.A3" style:family="table-cell">
      <style:table-cell-properties fo:padding="0.097cm" fo:border="none"/>
    </style:style>
    <style:style style:name="Tabulka2.A5" style:family="table-cell">
      <style:table-cell-properties style:border-line-width-bottom="0.018cm 0.018cm 0.018cm" fo:padding="0.097cm" fo:border-left="none" fo:border-right="none" fo:border-top="none" fo:border-bottom="1.5pt double #000000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rsid="203a16d8" officeooo:paragraph-rsid="395b71c1" fo:background-color="transparent"/>
    </style:style>
    <style:style style:name="P4" style:family="paragraph" style:parent-style-name="Text_20_body">
      <style:text-properties officeooo:rsid="203ece63" officeooo:paragraph-rsid="395b71c1" fo:background-color="transparent"/>
    </style:style>
    <style:style style:name="P5" style:family="paragraph" style:parent-style-name="Text_20_body">
      <style:text-properties officeooo:rsid="395cbc39" officeooo:paragraph-rsid="3960ad5d" fo:background-color="transparent"/>
    </style:style>
    <style:style style:name="P6" style:family="paragraph" style:parent-style-name="Text_20_body">
      <style:text-properties fo:language="cs" fo:country="CZ" fo:font-style="normal" officeooo:rsid="219805d8" officeooo:paragraph-rsid="395b71c1" style:language-asian="cs" style:country-asian="CZ" style:font-style-asian="normal" style:font-style-complex="normal"/>
    </style:style>
    <style:style style:name="P7" style:family="paragraph" style:parent-style-name="Text_20_body">
      <style:text-properties officeooo:paragraph-rsid="395b71c1"/>
    </style:style>
    <style:style style:name="P8" style:family="paragraph" style:parent-style-name="Text_20_body">
      <style:text-properties officeooo:rsid="395d9af5" officeooo:paragraph-rsid="395d9af5"/>
    </style:style>
    <style:style style:name="P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officeooo:rsid="39595673" officeooo:paragraph-rsid="39595673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3959bd81" officeooo:paragraph-rsid="3959bd81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39595673" officeooo:paragraph-rsid="39595673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3958477f" officeooo:paragraph-rsid="3958477f" style:font-weight-asian="bold" style:font-weight-complex="bold"/>
    </style:style>
    <style:style style:name="P20" style:family="paragraph" style:parent-style-name="Table_20_Contents">
      <style:text-properties fo:font-weight="bold" officeooo:rsid="3958477f" officeooo:paragraph-rsid="3958477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5">
      <style:text-properties fo:font-style="italic" officeooo:rsid="395da116" officeooo:paragraph-rsid="3961ffec" style:font-style-asian="italic" style:font-style-complex="italic"/>
    </style:style>
    <style:style style:name="P23" style:family="paragraph" style:parent-style-name="Heading_20_5">
      <style:text-properties officeooo:paragraph-rsid="3961ffec"/>
    </style:style>
    <style:style style:name="P24" style:family="paragraph" style:parent-style-name="Heading_20_4">
      <style:text-properties fo:font-weight="normal" style:font-weight-asian="normal" style:font-weight-complex="normal"/>
    </style:style>
    <style:style style:name="P25" style:family="paragraph" style:parent-style-name="Heading_20_2">
      <style:text-properties officeooo:rsid="395cbc39" officeooo:paragraph-rsid="3960ad5d"/>
    </style:style>
    <style:style style:name="P26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2590605e"/>
    </style:style>
    <style:style style:name="P27" style:family="paragraph" style:parent-style-name="Text_20_body">
      <style:text-properties fo:font-style="normal" officeooo:rsid="22d6a232" officeooo:paragraph-rsid="3961ffec" style:font-style-asian="normal" style:font-style-complex="normal"/>
    </style:style>
    <style:style style:name="P28" style:family="paragraph" style:parent-style-name="Text_20_body">
      <style:text-properties fo:font-style="normal" officeooo:rsid="21a77545" officeooo:paragraph-rsid="3961ffec" style:font-style-asian="normal" style:font-style-complex="normal"/>
    </style:style>
    <style:style style:name="P29" style:family="paragraph" style:parent-style-name="Text_20_body">
      <style:text-properties officeooo:rsid="39609829" officeooo:paragraph-rsid="39609829"/>
    </style:style>
    <style:style style:name="P30" style:family="paragraph" style:parent-style-name="Text_20_body">
      <style:text-properties officeooo:rsid="21a77545" officeooo:paragraph-rsid="3961ffec"/>
    </style:style>
    <style:style style:name="P31" style:family="paragraph" style:parent-style-name="Text_20_body" style:list-style-name="L1">
      <style:text-properties officeooo:rsid="2052d536" officeooo:paragraph-rsid="3961ffec"/>
    </style:style>
    <style:style style:name="P32" style:family="paragraph" style:parent-style-name="Text_20_body">
      <style:text-properties officeooo:rsid="2052d536" officeooo:paragraph-rsid="3961ffec"/>
    </style:style>
    <style:style style:name="T1" style:family="text">
      <style:text-properties fo:language="cs" fo:country="CZ" fo:font-style="normal" fo:font-weight="normal" style:language-asian="cs" style:country-asian="CZ" style:font-style-asian="normal" style:font-weight-asian="normal" style:font-style-complex="normal" style:font-weight-complex="normal"/>
    </style:style>
    <style:style style:name="T2" style:family="text">
      <style:text-properties fo:language="cs" fo:country="CZ" fo:font-style="normal" fo:font-weight="normal" officeooo:rsid="2195aae2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fo:font-weight="normal" officeooo:rsid="2195b040" style:language-asian="cs" style:country-asian="CZ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3e9ad2e4" style:font-style-asian="italic" style:font-style-complex="italic"/>
    </style:style>
    <style:style style:name="T6" style:family="text">
      <style:text-properties fo:font-style="italic" officeooo:rsid="21a922d0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203a73c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214ce48d" style:font-weight-asian="normal" style:font-weight-complex="normal"/>
    </style:style>
    <style:style style:name="T11" style:family="text">
      <style:text-properties fo:font-weight="normal" officeooo:rsid="2195b040" style:font-weight-asian="normal" style:font-weight-complex="normal"/>
    </style:style>
    <style:style style:name="T12" style:family="text">
      <style:text-properties fo:font-weight="normal" officeooo:rsid="3960ad5d" style:font-weight-asian="normal" style:font-weight-complex="normal"/>
    </style:style>
    <style:style style:name="T13" style:family="text">
      <style:text-properties officeooo:rsid="3958477f"/>
    </style:style>
    <style:style style:name="T14" style:family="text">
      <style:text-properties officeooo:rsid="395d8fe0"/>
    </style:style>
    <style:style style:name="T15" style:family="text">
      <style:text-properties officeooo:rsid="22d854a9"/>
    </style:style>
    <style:style style:name="T16" style:family="text">
      <style:text-properties officeooo:rsid="204f4e25"/>
    </style:style>
    <style:style style:name="T17" style:family="text">
      <style:text-properties officeooo:rsid="3ebdc40e"/>
    </style:style>
    <style:style style:name="T18" style:family="text">
      <style:text-properties officeooo:rsid="2163e5a4"/>
    </style:style>
    <style:style style:name="T19" style:family="text">
      <style:text-properties officeooo:rsid="205cb6a1"/>
    </style:style>
    <style:style style:name="T20" style:family="text">
      <style:text-properties officeooo:rsid="205345cd"/>
    </style:style>
    <style:style style:name="T21" style:family="text">
      <style:text-properties officeooo:rsid="2164a9a6"/>
    </style:style>
    <style:style style:name="T22" style:family="text">
      <style:text-properties officeooo:rsid="21a922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/>
      <text:p text:style-name="Text_20_body"/>
      <text:p text:style-name="Text_20_body"/>
      <text:p text:style-name="P14">Dračák</text:p>
      <text:p text:style-name="P9"/>
      <text:p text:style-name="P9"/>
      <text:p text:style-name="P15">podle staré školy</text:p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2">Společenská hra na prožívání příběhů</text:p>
      <text:p text:style-name="P12"/>
      <text:p text:style-name="P13"/>
      <text:p text:style-name="P1">Michal Světlý</text:p>
      <text:h text:style-name="Heading_20_1" text:outline-level="1">Válečník</text:h>
      <text:h text:style-name="Heading_20_2" text:outline-level="2">Rasy</text:h>
      <table:table table:name="Tabulka2" table:style-name="Tabulka2">
        <table:table-column table:style-name="Tabulka2.A"/>
        <table:table-column table:style-name="Tabulka2.B" table:number-columns-repeated="4"/>
        <table:table-column table:style-name="Tabulka2.F"/>
        <table:table-row>
          <table:table-cell table:style-name="Tabulka2.A1" office:value-type="string">
            <text:p text:style-name="Table_20_Contents"/>
          </table:table-cell>
          <table:table-cell table:style-name="Tabulka2.A1" office:value-type="string">
            <text:p text:style-name="P19">Síla</text:p>
          </table:table-cell>
          <table:table-cell table:style-name="Tabulka2.A1" office:value-type="string">
            <text:p text:style-name="P19">Finesa</text:p>
          </table:table-cell>
          <table:table-cell table:style-name="Tabulka2.A1" office:value-type="string">
            <text:p text:style-name="P21">Duše</text:p>
          </table:table-cell>
          <table:table-cell table:style-name="Tabulka2.A1" office:value-type="string">
            <text:p text:style-name="P21">Živo<text:span text:style-name="T13">t</text:span>y</text:p>
          </table:table-cell>
          <table:table-cell table:style-name="Tabulka2.A1" office:value-type="string">
            <text:p text:style-name="P19">Schopnost</text:p>
          </table:table-cell>
        </table:table-row>
        <table:table-row>
          <table:table-cell table:style-name="Tabulka2.A2" office:value-type="string">
            <text:p text:style-name="P20">člověk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5 + Síla</text:p>
          </table:table-cell>
          <table:table-cell table:style-name="Tabulka2.A2" office:value-type="string">
            <text:p text:style-name="P17">bezpečný dopad</text:p>
          </table:table-cell>
        </table:table-row>
        <table:table-row>
          <table:table-cell table:style-name="Tabulka2.A3" office:value-type="string">
            <text:p text:style-name="P20">barbar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7">obří skoky</text:p>
          </table:table-cell>
        </table:table-row>
        <table:table-row>
          <table:table-cell table:style-name="Tabulka2.A3" office:value-type="string">
            <text:p text:style-name="P20">trpaslík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2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8">infravidění</text:p>
          </table:table-cell>
        </table:table-row>
        <table:table-row>
          <table:table-cell table:style-name="Tabulka2.A5" office:value-type="string">
            <text:p text:style-name="P20">kroll</text:p>
          </table:table-cell>
          <table:table-cell table:style-name="Tabulka2.A5" office:value-type="string">
            <text:p text:style-name="P16">3</text:p>
          </table:table-cell>
          <table:table-cell table:style-name="Tabulka2.A5" office:value-type="string">
            <text:p text:style-name="P16">1-2</text:p>
          </table:table-cell>
          <table:table-cell table:style-name="Tabulka2.A5" office:value-type="string">
            <text:p text:style-name="P16">1-2</text:p>
          </table:table-cell>
          <table:table-cell table:style-name="Tabulka2.A5" office:value-type="string">
            <text:p text:style-name="P16">6 + Síla</text:p>
          </table:table-cell>
          <table:table-cell table:style-name="Tabulka2.A5" office:value-type="string">
            <text:p text:style-name="P18">ultrasluch</text:p>
          </table:table-cell>
        </table:table-row>
      </table:table>
      <text:h text:style-name="Heading_20_3" text:outline-level="3">Rasové schopnosti</text:h>
      <text:h text:style-name="P24" text:outline-level="4">Bezpečný dopad <text:span text:style-name="T14">(člověk)</text:span></text:h>
      <text:p text:style-name="P7"><text:span text:style-name="T2">Dokážeš</text:span><text:span text:style-name="T1"> bezpečně dopadnout z </text:span><text:span text:style-name="T3">dvojnásobné výšky než ostatní</text:span><text:span text:style-name="T1">.</text:span></text:p>
      <text:h text:style-name="P24" text:outline-level="4">Obří skoky <text:span text:style-name="T14">(barbar)</text:span></text:h>
      <text:p text:style-name="P6"><text:span text:style-name="T11">Vyskočíš dvakrát výše a doskočíš dvakrát dále než ostatní</text:span><text:span text:style-name="T9">.</text:span></text:p>
      <text:h text:style-name="P24" text:outline-level="4">Infravidění <text:span text:style-name="T14">(trpaslík)</text:span></text:h>
      <text:p text:style-name="P3">Trpaslíci dokáží rozeznat teplejší předměty od studenějších. <text:span text:style-name="T8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4" text:outline-level="4"><text:soft-page-break/>Ultrasluch <text:span text:style-name="T14">(kroll)</text:span></text:h>
      <text:p text:style-name="P4"><text:span text:style-name="T9">Krol</text:span><text:span text:style-name="T10">l</text:span><text:span text:style-name="T9"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</text:span><text:span text:style-name="T7">Ultrasluch</text:span><text:span text:style-name="T9"> nefunguje v prostředí hlučnějším než obyčejný hovor, nebo když kroll z nějakých důvodů nemůže vydávat zvuky.</text:span></text:p>
      <text:h text:style-name="P25" text:outline-level="2">Určení vlastností</text:h>
      <text:p text:style-name="P5"><text:span text:style-name="T9">K </text:span><text:span text:style-name="T12">vedlejším</text:span><text:span text:style-name="T9"> vlastnostem přiděl hodnoty 2 a 1</text:span><text:span text:style-name="T12"> v mezích rozsahů vlastností tvé rasy.</text:span></text:p>
      <text:h text:style-name="Heading_20_2" text:outline-level="2">Schopnosti povolání</text:h>
      <text:h text:style-name="P22" text:outline-level="5">Zastraš<text:span text:style-name="T17">ován</text:span>í</text:h>
      <text:p text:style-name="P27">Zastrašení musíš vždy <text:span text:style-name="T15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16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p text:style-name="P29">Na výběr při levelupu: <text:span text:style-name="T4">Sehranost</text:span> nebo <text:span text:style-name="T4">Velení</text:span></text:p>
      <text:h text:style-name="P23" text:outline-level="5"><text:soft-page-break/>Sehranost</text:h>
      <text:p text:style-name="P32">Vyžaduje alespoň týden společného tréninku a potom průběžné udržování (sem tam si zatrénovat).<text:line-break/><text:tab/><text:span text:style-name="T18">Kdykoliv</text:span> bojuje<text:span text:style-name="T18">š</text:span> bok po boku <text:span text:style-name="T19">někoho, s kým jsi sehraný</text:span>, <text:span text:style-name="T20">můžeš si v každém kole vybrat:</text:span></text:p>
      <text:list xml:id="list3756562146" text:style-name="L1">
        <text:list-item>
          <text:p text:style-name="P31">Dá<text:span text:style-name="T18">š</text:span> výhodu <text:span text:style-name="T20">tomuto spolubojovníkovi</text:span>.</text:p>
        </text:list-item>
        <text:list-item>
          <text:p text:style-name="P31"><text:span text:style-name="T21">Nebo získáš výhodu sám</text:span>.</text:p>
        </text:list-item>
      </text:list>
      <text:p text:style-name="P30"><text:span text:style-name="T4">Tato výhoda se nesčítá s výhodou za </text:span><text:span text:style-name="T5">velení</text:span><text:span text:style-name="T4">.</text:span></text:p>
      <text:h text:style-name="P23" text:outline-level="5">Velení</text:h>
      <text:p text:style-name="P28">V každém kole můžeš dát povel jedné postavě. Pokud tě poslechne, započítá si výhodu. <text:span text:style-name="T22">Povel musí dávat smysl.</text:span> Tato výhoda se nesčítá s výhodou za <text:span text:style-name="T4">sehranost</text:span>.</text:p>
      <text:h text:style-name="Heading_20_3" text:outline-level="3">Dovednosti</text:h>
      <text:p text:style-name="P8">Ošetřování zranění</text:p>
      <text:p text:style-name="P8">Plavání</text:p>
      <text:p text:style-name="P8">Skřetí ře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1T12:20:56.544000000</dc:date>
    <meta:print-date>2113-01-01T00:00:00</meta:print-date>
    <meta:editing-cycles>19245</meta:editing-cycles>
    <meta:editing-duration>P54DT10H24M43S</meta:editing-duration>
    <meta:generator>LibreOffice/6.0.5.2$Windows_X86_64 LibreOffice_project/54c8cbb85f300ac59db32fe8a675ff7683cd5a16</meta:generator>
    <dc:creator>York </dc:creator>
    <meta:document-statistic meta:table-count="1" meta:image-count="0" meta:object-count="0" meta:page-count="4" meta:paragraph-count="62" meta:word-count="370" meta:character-count="2334" meta:non-whitespace-character-count="2023"/>
  </office:meta>
</office:document-meta>
</file>